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5-11-25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5-09-05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7112" calcext:value-type="float">
            <text:p>66.0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5-08-26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6696" calcext:value-type="float">
            <text:p>65.7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5-07-09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7056" calcext:value-type="float">
            <text:p>64.8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5-06-13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5-05-01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9688" calcext:value-type="float">
            <text:p>64.5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5-03-2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5-02-2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2648" calcext:value-type="float">
            <text:p>65.3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5-01-30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4-12-26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6888" calcext:value-type="float">
            <text:p>65.0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4-11-1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4-10-17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4-09-2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4-07-19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4-06-27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9432" calcext:value-type="float">
            <text:p>65.5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4-05-29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4-04-30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4-03-1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4-02-2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4-01-08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804" calcext:value-type="float">
            <text:p>64.3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3-12-2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6448" calcext:value-type="float">
            <text:p>65.3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3-11-0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0264" calcext:value-type="float">
            <text:p>66.1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3-10-1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816" calcext:value-type="float">
            <text:p>65.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3-09-1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3-08-29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2264" calcext:value-type="float">
            <text:p>66.8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3-07-11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6856" calcext:value-type="float">
            <text:p>67.0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3-06-09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964" calcext:value-type="float">
            <text:p>65.6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3-05-24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2208" calcext:value-type="float">
            <text:p>65.6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3-04-1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8952" calcext:value-type="float">
            <text:p>65.5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3-03-21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4904" calcext:value-type="float">
            <text:p>65.1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3-02-1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3-01-1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2-12-21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2608" calcext:value-type="float">
            <text:p>65.0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2-11-2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6872" calcext:value-type="float">
            <text:p>64.1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2-10-18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2-09-2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4584" calcext:value-type="float">
            <text:p>66.3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2-08-31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2-07-20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2-06-24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9032" calcext:value-type="float">
            <text:p>66.1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2-05-1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2-04-22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2-03-0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6072" calcext:value-type="float">
            <text:p>65.3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2-02-1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2-01-25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6264" calcext:value-type="float">
            <text:p>64.5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1-12-2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1-11-0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3064" calcext:value-type="float">
            <text:p>65.6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1-10-07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1-09-0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6928" calcext:value-type="float">
            <text:p>65.3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1-08-13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3536" calcext:value-type="float">
            <text:p>67.1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1-07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544" calcext:value-type="float">
            <text:p>66.0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1-06-30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1-05-14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9912" calcext:value-type="float">
            <text:p>65.5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1-04-14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3048" calcext:value-type="float">
            <text:p>64.7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1-02-2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9296" calcext:value-type="float">
            <text:p>63.7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1-01-2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036" calcext:value-type="float">
            <text:p>63.8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9336" calcext:value-type="float">
            <text:p>64.0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8728" calcext:value-type="float">
            <text:p>64.4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1048" calcext:value-type="float">
            <text:p>64.0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1968" calcext:value-type="float">
            <text:p>63.7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6744" calcext:value-type="float">
            <text:p>64.6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3776" calcext:value-type="float">
            <text:p>65.2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8576" calcext:value-type="float">
            <text:p>65.5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9392" calcext:value-type="float">
            <text:p>65.2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8432" calcext:value-type="float">
            <text:p>65.1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6492" calcext:value-type="float">
            <text:p>64.89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9056" calcext:value-type="float">
            <text:p>65.5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4612" calcext:value-type="float">
            <text:p>65.09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4008" calcext:value-type="float">
            <text:p>64.8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3336" calcext:value-type="float">
            <text:p>65.5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7152" calcext:value-type="float">
            <text:p>66.3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3976" calcext:value-type="float">
            <text:p>66.8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2592" calcext:value-type="float">
            <text:p>67.9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9096" calcext:value-type="float">
            <text:p>65.9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0392" calcext:value-type="float">
            <text:p>65.6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8072" calcext:value-type="float">
            <text:p>66.1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2664" calcext:value-type="float">
            <text:p>66.2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5208" calcext:value-type="float">
            <text:p>66.8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2904" calcext:value-type="float">
            <text:p>68.1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8744" calcext:value-type="float">
            <text:p>65.3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6552" calcext:value-type="float">
            <text:p>65.3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3632" calcext:value-type="float">
            <text:p>64.8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2712" calcext:value-type="float">
            <text:p>65.1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2816" calcext:value-type="float">
            <text:p>65.2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1544" calcext:value-type="float">
            <text:p>64.9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7344" calcext:value-type="float">
            <text:p>65.6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6176" calcext:value-type="float">
            <text:p>65.4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964" calcext:value-type="float">
            <text:p>65.6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0456" calcext:value-type="float">
            <text:p>65.3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3376" calcext:value-type="float">
            <text:p>65.8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0288" calcext:value-type="float">
            <text:p>65.5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3296" calcext:value-type="float">
            <text:p>65.2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0248" calcext:value-type="float">
            <text:p>65.2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148" calcext:value-type="float">
            <text:p>65.1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6928" calcext:value-type="float">
            <text:p>65.3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0392" calcext:value-type="float">
            <text:p>65.6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6512" calcext:value-type="float">
            <text:p>65.0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4692" calcext:value-type="float">
            <text:p>65.73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8888" calcext:value-type="float">
            <text:p>65.7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6696" calcext:value-type="float">
            <text:p>65.7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7616" calcext:value-type="float">
            <text:p>65.5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0456" calcext:value-type="float">
            <text:p>65.3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7784" calcext:value-type="float">
            <text:p>65.3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0248" calcext:value-type="float">
            <text:p>65.2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7032" calcext:value-type="float">
            <text:p>65.4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3464" calcext:value-type="float">
            <text:p>65.0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4904" calcext:value-type="float">
            <text:p>65.1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5324" calcext:value-type="float">
            <text:p>64.69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7332" calcext:value-type="float">
            <text:p>63.99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42" calcext:value-type="float">
            <text:p>64.0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38" calcext:value-type="float">
            <text:p>64.6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6888" calcext:value-type="float">
            <text:p>65.0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764" calcext:value-type="float">
            <text:p>64.9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8976" calcext:value-type="float">
            <text:p>64.9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9352" calcext:value-type="float">
            <text:p>64.9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7624" calcext:value-type="float">
            <text:p>64.0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9336" calcext:value-type="float">
            <text:p>64.0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2816" calcext:value-type="float">
            <text:p>65.2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4048" calcext:value-type="float">
            <text:p>65.1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0688" calcext:value-type="float">
            <text:p>64.9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3944" calcext:value-type="float">
            <text:p>65.0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6472" calcext:value-type="float">
            <text:p>64.7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7512" calcext:value-type="float">
            <text:p>65.4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5928" calcext:value-type="float">
            <text:p>64.9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7472" calcext:value-type="float">
            <text:p>65.1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9848" calcext:value-type="float">
            <text:p>65.8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188" calcext:value-type="float">
            <text:p>64.5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3944" calcext:value-type="float">
            <text:p>65.0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3736" calcext:value-type="float">
            <text:p>64.9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572" calcext:value-type="float">
            <text:p>64.8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892" calcext:value-type="float">
            <text:p>65.0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9392" calcext:value-type="float">
            <text:p>65.2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9432" calcext:value-type="float">
            <text:p>65.5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3464" calcext:value-type="float">
            <text:p>65.0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6344" calcext:value-type="float">
            <text:p>65.2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1504" calcext:value-type="float">
            <text:p>64.6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6576" calcext:value-type="float">
            <text:p>64.8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0208" calcext:value-type="float">
            <text:p>64.9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716" calcext:value-type="float">
            <text:p>64.9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9792" calcext:value-type="float">
            <text:p>64.6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2648" calcext:value-type="float">
            <text:p>65.3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0768" calcext:value-type="float">
            <text:p>65.5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2424" calcext:value-type="float">
            <text:p>64.3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6076" calcext:value-type="float">
            <text:p>64.61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092" calcext:value-type="float">
            <text:p>64.5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4696" calcext:value-type="float">
            <text:p>65.0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5968" calcext:value-type="float">
            <text:p>65.2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8096" calcext:value-type="float">
            <text:p>65.5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7616" calcext:value-type="float">
            <text:p>65.5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3128" calcext:value-type="float">
            <text:p>65.4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1208" calcext:value-type="float">
            <text:p>65.2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6448" calcext:value-type="float">
            <text:p>65.3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6448" calcext:value-type="float">
            <text:p>65.3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3128" calcext:value-type="float">
            <text:p>65.4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812" calcext:value-type="float">
            <text:p>64.9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3088" calcext:value-type="float">
            <text:p>65.0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2296" calcext:value-type="float">
            <text:p>64.8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3128" calcext:value-type="float">
            <text:p>65.4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9352" calcext:value-type="float">
            <text:p>64.9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812" calcext:value-type="float">
            <text:p>64.9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4592" calcext:value-type="float">
            <text:p>64.9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6408" calcext:value-type="float">
            <text:p>64.9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858" calcext:value-type="float">
            <text:p>64.83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6888" calcext:value-type="float">
            <text:p>65.0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38" calcext:value-type="float">
            <text:p>64.6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7448" calcext:value-type="float">
            <text:p>65.6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62" calcext:value-type="float">
            <text:p>64.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6672" calcext:value-type="float">
            <text:p>66.3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132" calcext:value-type="float">
            <text:p>67.7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5924" calcext:value-type="float">
            <text:p>65.68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9992" calcext:value-type="float">
            <text:p>66.2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2464" calcext:value-type="float">
            <text:p>64.6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0584" calcext:value-type="float">
            <text:p>64.8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8976" calcext:value-type="float">
            <text:p>64.9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292" calcext:value-type="float">
            <text:p>65.2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2584" calcext:value-type="float">
            <text:p>65.6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4984" calcext:value-type="float">
            <text:p>65.7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3168" calcext:value-type="float">
            <text:p>65.7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5008" calcext:value-type="float">
            <text:p>65.2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53" calcext:value-type="float">
            <text:p>65.26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7928" calcext:value-type="float">
            <text:p>65.7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6088" calcext:value-type="float">
            <text:p>66.2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6576" calcext:value-type="float">
            <text:p>66.0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0864" calcext:value-type="float">
            <text:p>67.1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7692" calcext:value-type="float">
            <text:p>66.87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804" calcext:value-type="float">
            <text:p>68.1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5256" calcext:value-type="float">
            <text:p>65.6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5852" calcext:value-type="float">
            <text:p>67.39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2848" calcext:value-type="float">
            <text:p>66.9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2032" calcext:value-type="float">
            <text:p>67.3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3472" calcext:value-type="float">
            <text:p>67.4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8688" calcext:value-type="float">
            <text:p>67.9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084" calcext:value-type="float">
            <text:p>67.6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9608" calcext:value-type="float">
            <text:p>67.7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7528" calcext:value-type="float">
            <text:p>66.3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7528" calcext:value-type="float">
            <text:p>66.3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78" calcext:value-type="float">
            <text:p>66.2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636" calcext:value-type="float">
            <text:p>66.1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8304" calcext:value-type="float">
            <text:p>65.6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3504" calcext:value-type="float">
            <text:p>65.3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0704" calcext:value-type="float">
            <text:p>65.8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0352" calcext:value-type="float">
            <text:p>65.3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8304" calcext:value-type="float">
            <text:p>65.6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6512" calcext:value-type="float">
            <text:p>65.0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4736" calcext:value-type="float">
            <text:p>65.3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7052" calcext:value-type="float">
            <text:p>65.56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408" calcext:value-type="float">
            <text:p>66.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634" calcext:value-type="float">
            <text:p>65.96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8968" calcext:value-type="float">
            <text:p>66.4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7552" calcext:value-type="float">
            <text:p>65.7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1832" calcext:value-type="float">
            <text:p>65.7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6824" calcext:value-type="float">
            <text:p>65.2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6592" calcext:value-type="float">
            <text:p>65.6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4152" calcext:value-type="float">
            <text:p>65.2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816" calcext:value-type="float">
            <text:p>65.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9392" calcext:value-type="float">
            <text:p>65.2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6784" calcext:value-type="float">
            <text:p>64.9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7112" calcext:value-type="float">
            <text:p>66.0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9616" calcext:value-type="float">
            <text:p>66.2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5832" calcext:value-type="float">
            <text:p>67.2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7912" calcext:value-type="float">
            <text:p>64.8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2232" calcext:value-type="float">
            <text:p>65.1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106" calcext:value-type="float">
            <text:p>65.63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1232" calcext:value-type="float">
            <text:p>64.7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7328" calcext:value-type="float">
            <text:p>64.7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4752" calcext:value-type="float">
            <text:p>66.2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1496" calcext:value-type="float">
            <text:p>66.0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0744" calcext:value-type="float">
            <text:p>66.1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8376" calcext:value-type="float">
            <text:p>67.7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4096" calcext:value-type="float">
            <text:p>67.8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9816" calcext:value-type="float">
            <text:p>67.8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7912" calcext:value-type="float">
            <text:p>64.8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3632" calcext:value-type="float">
            <text:p>64.8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6928" calcext:value-type="float">
            <text:p>65.3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4968" calcext:value-type="float">
            <text:p>64.8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9168" calcext:value-type="float">
            <text:p>64.2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7352" calcext:value-type="float">
            <text:p>64.1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0496" calcext:value-type="float">
            <text:p>64.4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7352" calcext:value-type="float">
            <text:p>64.1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3312" calcext:value-type="float">
            <text:p>66.1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3384" calcext:value-type="float">
            <text:p>64.4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9872" calcext:value-type="float">
            <text:p>65.2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4064" calcext:value-type="float">
            <text:p>64.7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0856" calcext:value-type="float">
            <text:p>64.7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9736" calcext:value-type="float">
            <text:p>64.6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3608" calcext:value-type="float">
            <text:p>65.4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1104" calcext:value-type="float">
            <text:p>65.2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1816" calcext:value-type="float">
            <text:p>64.8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9816" calcext:value-type="float">
            <text:p>64.0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1904" calcext:value-type="float">
            <text:p>64.0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7668" calcext:value-type="float">
            <text:p>63.63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0172" calcext:value-type="float">
            <text:p>63.86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4832" calcext:value-type="float">
            <text:p>63.0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4144" calcext:value-type="float">
            <text:p>62.8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9072" calcext:value-type="float">
            <text:p>62.6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5728" calcext:value-type="float">
            <text:p>63.3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4328" calcext:value-type="float">
            <text:p>63.5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5768" calcext:value-type="float">
            <text:p>63.6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4584" calcext:value-type="float">
            <text:p>62.5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8864" calcext:value-type="float">
            <text:p>62.5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4168" calcext:value-type="float">
            <text:p>62.3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6088" calcext:value-type="float">
            <text:p>62.4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5064" calcext:value-type="float">
            <text:p>62.6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1976" calcext:value-type="float">
            <text:p>62.2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11" calcext:value-type="float">
            <text:p>62.14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6424" calcext:value-type="float">
            <text:p>62.0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3312" calcext:value-type="float">
            <text:p>62.3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4648" calcext:value-type="float">
            <text:p>62.3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3144" calcext:value-type="float">
            <text:p>62.4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4208" calcext:value-type="float">
            <text:p>62.6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9176" calcext:value-type="float">
            <text:p>62.7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0472" calcext:value-type="float">
            <text:p>62.4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2208" calcext:value-type="float">
            <text:p>61.8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9872" calcext:value-type="float">
            <text:p>61.4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2544" calcext:value-type="float">
            <text:p>61.5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9412" calcext:value-type="float">
            <text:p>61.58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948" calcext:value-type="float">
            <text:p>60.6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8352" calcext:value-type="float">
            <text:p>60.7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148" calcext:value-type="float">
            <text:p>61.3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4804" calcext:value-type="float">
            <text:p>60.53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654" calcext:value-type="float">
            <text:p>59.94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4996" calcext:value-type="float">
            <text:p>59.78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7652" calcext:value-type="float">
            <text:p>58.93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9136" calcext:value-type="float">
            <text:p>58.6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4584" calcext:value-type="float">
            <text:p>58.7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832" calcext:value-type="float">
            <text:p>58.4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3732" calcext:value-type="float">
            <text:p>58.05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4584" calcext:value-type="float">
            <text:p>58.7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6072" calcext:value-type="float">
            <text:p>57.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9896" calcext:value-type="float">
            <text:p>57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854" calcext:value-type="float">
            <text:p>56.89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188" calcext:value-type="float">
            <text:p>54.4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0856" calcext:value-type="float">
            <text:p>53.3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098" calcext:value-type="float">
            <text:p>53.56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9104" calcext:value-type="float">
            <text:p>53.0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5288" calcext:value-type="float">
            <text:p>52.2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4552" calcext:value-type="float">
            <text:p>53.1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6224" calcext:value-type="float">
            <text:p>52.8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4536" calcext:value-type="float">
            <text:p>52.2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5248" calcext:value-type="float">
            <text:p>51.8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2032" calcext:value-type="float">
            <text:p>52.0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6104" calcext:value-type="float">
            <text:p>51.8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2576" calcext:value-type="float">
            <text:p>51.8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8356" calcext:value-type="float">
            <text:p>52.37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3056" calcext:value-type="float">
            <text:p>51.8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7192" calcext:value-type="float">
            <text:p>51.4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6184" calcext:value-type="float">
            <text:p>51.2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8024" calcext:value-type="float">
            <text:p>52.0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5016" calcext:value-type="float">
            <text:p>52.3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7384" calcext:value-type="float">
            <text:p>50.6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9088" calcext:value-type="float">
            <text:p>52.1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0944" calcext:value-type="float">
            <text:p>52.5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0584" calcext:value-type="float">
            <text:p>49.6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6388" calcext:value-type="float">
            <text:p>49.58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5576" calcext:value-type="float">
            <text:p>49.1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4704" calcext:value-type="float">
            <text:p>48.3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2632" calcext:value-type="float">
            <text:p>49.2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7312" calcext:value-type="float">
            <text:p>48.5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2848" calcext:value-type="float">
            <text:p>47.9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3224" calcext:value-type="float">
            <text:p>47.8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9656" calcext:value-type="float">
            <text:p>43.7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5816" calcext:value-type="float">
            <text:p>43.4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1812" calcext:value-type="float">
            <text:p>50.31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7568" calcext:value-type="float">
            <text:p>43.7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9488" calcext:value-type="float">
            <text:p>43.9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532088254601</text:p>
          </table:table-cell>
          <table:table-cell office:value-type="string" calcext:value-type="string">
            <text:p>19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76" meta:object-count="0"/>
    <meta:user-defined meta:name="AppVersion">3.0</meta:user-defined>
  </office:meta>
</office:document-meta>
</file>